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0cfb" officeooo:paragraph-rsid="00160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yml&gt;</text:p>
      <text:p text:style-name="P1">&lt;head&gt;</text:p>
      <text:p text:style-name="P1">&lt;p&gt;&lt;h1&gt;&lt;strong&gt; A 6° aula/ A grande revolta&lt;/p&gt;&lt;/head&gt;&lt;/strong&gt;&lt;/h1&gt;</text:p>
      <text:p text:style-name="P1">&lt;body&gt;</text:p>
      <text:p text:style-name="P1">&lt;p&gt;Diziam que seria só boatos mas aconteceu, e foi uma das piores coisas que ocorreram na vida dos alunos muitas revoltas e tristezas&lt;/p&gt;</text:p>
      <text:p text:style-name="P1">&lt;p&gt;A vida de muitos jovens piorou porque agora temos a 6° aula, nos se decepsionamos demais por uma aula a mais, deixa todos nos desesperados com a vida, e para mostrar que isso é a mais pura verdade iremos mostrar opiniões de alguns alunos!&lt;/p&gt;</text:p>
      <text:p text:style-name="P1">&lt;p&gt;A primeira aluna sera a Camila (aluna do 1°B) "Acho muito chato e injusto porque vemos todos saíndo e só nos ficando e isso calsa um sentimento muito <text:s/>de angustia, e nos se sentimos excluidos do resto da escola"&lt;/p&gt;</text:p>
      <text:p text:style-name="P1">&lt;p&gt;Outra aluna do 1° B vai tambem nos dizer a Milena "Acho uma porcaria horrivel, desesperador ninguem gosta aff"&lt;/p&gt;</text:p>
      <text:p text:style-name="P1">&lt;p&gt; E agora a Julia (aluna tambem do 1° B) "E um grande absurdo que os alunos da noite estudam e não tem a 6° aula só sabado e eles não são obrigados a vim&lt;/p&gt;</text:p>
      <text:p text:style-name="P1">&lt;p&gt;E por fim o professor Nicolau(professor do 1°B) "Acho até que justo só acho que se os alunos nao gostam poderia mudar algo sendo igual alguma das escolas aqui perto que eles em algum dia da semana ficam o dia inteiro na escola, acho mais justo asim pois iria agradar bem mais os alunos"&lt;/p&gt;</text:p>
      <text:p text:style-name="P1">&lt;/body&gt;</text:p>
      <text:p text:style-name="P1">&lt;/DOCTYPE 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4T08:04:51.644697212</meta:creation-date>
    <dc:date>2022-08-04T08:05:19.308968046</dc:date>
    <meta:editing-duration>PT29S</meta:editing-duration>
    <meta:editing-cycles>1</meta:editing-cycles>
    <meta:document-statistic meta:table-count="0" meta:image-count="0" meta:object-count="0" meta:page-count="1" meta:paragraph-count="12" meta:word-count="228" meta:character-count="1286" meta:non-whitespace-character-count="1069"/>
    <meta:generator>LibreOffice/5.1.6.2$Linux_X86_64 LibreOffice_project/10m0$Build-2</meta:generator>
  </office:meta>
</office:document-meta>
</file>